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style:font-name="Times" fo:font-size="18pt" fo:language="en" fo:country="US" style:font-name-asian="Times New Roman" style:font-size-asian="18pt" style:font-name-complex="Times New Roman" style:font-size-complex="18pt"/>
    </style:style>
    <style:style style:name="P2" style:family="paragraph" style:parent-style-name="Standard">
      <style:text-properties officeooo:paragraph-rsid="001f188c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style:font-name="Times" fo:font-size="18pt" fo:language="en" fo:country="US" style:font-name-asian="Times New Roman" style:font-size-asian="18pt" style:font-name-complex="Times New Roman" style:font-size-complex="18pt"/>
    </style:style>
    <style:style style:name="T2" style:family="text">
      <style:text-properties style:font-name="Times" fo:font-size="18pt" fo:language="en" fo:country="US" style:font-name-asian="Times New Roman" style:font-size-asian="18pt" style:font-name-complex="Times New Roman" style:font-size-complex="18pt" fo:background-color="#ffff00"/>
    </style:style>
    <style:style style:name="T3" style:family="text">
      <style:text-properties style:font-name="Times" fo:font-size="18pt" fo:language="en" fo:country="US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T4" style:family="text">
      <style:text-properties style:font-name="Times" fo:font-size="18pt" fo:language="en" fo:country="US" fo:font-weight="bold" style:font-name-asian="Times New Roman" style:font-size-asian="18pt" style:font-weight-asian="bold" style:font-name-complex="Times New Roman" style:font-size-complex="18pt" style:font-weight-complex="bold"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rogram ::= </text:span><text:span text:style-name="T3">app</text:span><text:span text:style-name="T1"> identifier body </text:span></text:p>
      <text:p text:style-name="P1"/>
      <text:p text:style-name="Standard"><text:span text:style-name="T1">body ::= [ decl-list] </text:span><text:span text:style-name="T3">start</text:span><text:span text:style-name="T1"> stmt-list </text:span><text:span text:style-name="T3">stop</text:span><text:span text:style-name="T1"> </text:span></text:p>
      <text:p text:style-name="P1"/>
      <text:p text:style-name="Standard"><text:span text:style-name="T1">decl-list ::= decl {";" decl} </text:span></text:p>
      <text:p text:style-name="P1"/>
      <text:p text:style-name="Standard"><text:span text:style-name="T1">decl ::= type ident-list </text:span></text:p>
      <text:p text:style-name="P1"/>
      <text:p text:style-name="Standard"><text:span text:style-name="T1">ident-list ::= identifier {"," identifier} </text:span></text:p>
      <text:p text:style-name="P1"/>
      <text:p text:style-name="Standard"><text:span text:style-name="T1">type ::= </text:span><text:span text:style-name="T3">integer</text:span><text:span text:style-name="T1"> | </text:span><text:span text:style-name="T3">real</text:span><text:span text:style-name="T1"> </text:span></text:p>
      <text:p text:style-name="P1"/>
      <text:p text:style-name="Standard"><text:span text:style-name="T1">stmt-list ::= stmt {";" stmt} </text:span></text:p>
      <text:p text:style-name="P1"/>
      <text:p text:style-name="Standard"><text:span text:style-name="T1">stmt ::= assign-stmt | if-stmt | while-stmt | repeat-stmt | read-stmt | write-stmt </text:span></text:p>
      <text:p text:style-name="P1"/>
      <text:p text:style-name="Standard"><text:span text:style-name="T1">assign-stmt ::= identifier ":=" simple_expr </text:span></text:p>
      <text:p text:style-name="P1"/>
      <text:p text:style-name="Standard"><text:bookmark text:name="_GoBack"/><text:span text:style-name="T2">if-stmt ::= </text:span><text:span text:style-name="T4">if</text:span><text:span text:style-name="T2"> condition </text:span><text:span text:style-name="T4">then</text:span><text:span text:style-name="T2"> stmt-list else-stmt</text:span></text:p>
      <text:p text:style-name="P1"/>
      <text:p text:style-name="Standard"><text:span text:style-name="T2">else-stmt ::= </text:span><text:span text:style-name="T4">end</text:span><text:span text:style-name="T2"> | </text:span><text:span text:style-name="T4">else</text:span><text:span text:style-name="T2"> stmt-list </text:span><text:span text:style-name="T4">end</text:span></text:p>
      <text:p text:style-name="P1"/>
      <text:p text:style-name="Standard"><text:span text:style-name="T1">condition ::= expression </text:span></text:p>
      <text:p text:style-name="P1"/>
      <text:p text:style-name="Standard"><text:span text:style-name="T1">repeat-stmt ::= </text:span><text:span text:style-name="T3">repeat</text:span><text:span text:style-name="T1"> stmt-list stmt-suffix </text:span></text:p>
      <text:p text:style-name="P1"/>
      <text:p text:style-name="Standard"><text:span text:style-name="T1">stmt-suffix ::= </text:span><text:span text:style-name="T3">until</text:span><text:span text:style-name="T1"> condition </text:span></text:p>
      <text:p text:style-name="P1"/>
      <text:p text:style-name="Standard"><text:span text:style-name="T1">while-stmt ::= stmt-prefix stmt-list </text:span><text:span text:style-name="T3">end</text:span><text:span text:style-name="T1"> </text:span></text:p>
      <text:p text:style-name="P1"/>
      <text:p text:style-name="Standard"><text:span text:style-name="T1">stmt-prefix ::= </text:span><text:span text:style-name="T3">while</text:span><text:span text:style-name="T1"> condition do </text:span></text:p>
      <text:p text:style-name="P1"/>
      <text:p text:style-name="Standard"><text:soft-page-break/><text:span text:style-name="T1">read-stmt ::= </text:span><text:span text:style-name="T3">read</text:span><text:span text:style-name="T1"> "(" identifier ")" </text:span></text:p>
      <text:p text:style-name="P1"/>
      <text:p text:style-name="Standard"><text:span text:style-name="T1">write-stmt ::= </text:span><text:span text:style-name="T3">write</text:span><text:span text:style-name="T1"> "(" writable ")" </text:span></text:p>
      <text:p text:style-name="P1"/>
      <text:p text:style-name="Standard"><text:span text:style-name="T1">writable ::= simple-expr | literal </text:span></text:p>
      <text:p text:style-name="P1"/>
      <text:p text:style-name="Standard"><text:span text:style-name="T1">expression ::= simple-expr | simple-expr relop simple-</text:span></text:p>
      <text:p text:style-name="Standard"><text:span text:style-name="T1">expr </text:span></text:p>
      <text:p text:style-name="P1"/>
      <text:p text:style-name="Standard"><text:span text:style-name="T2">simple-expr ::= term simple-expr’</text:span></text:p>
      <text:p text:style-name="P1"/>
      <text:p text:style-name="Standard"><text:span text:style-name="T2">simple-expr’ ::= λ | addop term simple-expr’</text:span><text:span text:style-name="T1"> <text:s/></text:span></text:p>
      <text:p text:style-name="P1"/>
      <text:p text:style-name="Standard"><text:span text:style-name="T2">term ::= factor-a term’</text:span></text:p>
      <text:p text:style-name="P1"/>
      <text:p text:style-name="Standard"><text:span text:style-name="T2">term’ ::= λ | mulop factor-a term’</text:span><text:span text:style-name="T1"> <text:s/></text:span></text:p>
      <text:p text:style-name="Standard"><text:span text:style-name="T1"><text:s/></text:span></text:p>
      <text:p text:style-name="P1"/>
      <text:p text:style-name="Standard"><text:span text:style-name="T1">fator-a ::= factor | "</text:span><text:span text:style-name="T3">!</text:span><text:span text:style-name="T1">" factor | "</text:span><text:span text:style-name="T3">-</text:span><text:span text:style-name="T1">" factor </text:span></text:p>
      <text:p text:style-name="P1"/>
      <text:p text:style-name="Standard"><text:span text:style-name="T1">factor ::= identifier | constant | "(" expression ")" </text:span></text:p>
      <text:p text:style-name="P1"/>
      <text:p text:style-name="Standard"><text:span text:style-name="T1">relop ::= "=" | "&gt;" | "&gt;=" | "&lt;" | "&lt;=" | "!=" </text:span></text:p>
      <text:p text:style-name="P1"/>
      <text:p text:style-name="P2"><text:span text:style-name="T1">addop ::= "+" | "-" | "</text:span><text:span text:style-name="T3">||</text:span><text:span text:style-name="T1">" </text:span></text:p>
      <text:p text:style-name="P2"><text:span text:style-name="T1"/></text:p>
      <text:p text:style-name="P2"><text:span text:style-name="T1">mulop ::= "*" | "/" | "</text:span><text:span text:style-name="T3">&amp;&amp;</text:span><text:span text:style-name="T1">" </text:span></text:p>
      <text:p text:style-name="P1"/>
      <text:p text:style-name="Standard"><text:span text:style-name="T1">constant ::= integer_const | float_const </text:span></text:p>
      <text:p text:style-name="P1"/>
      <text:p text:style-name="Standard"><text:span text:style-name="T1">integer_const ::= digit {digit} </text:span></text:p>
      <text:p text:style-name="P1"/>
      <text:p text:style-name="Standard"><text:span text:style-name="T1">float_const ::= digit {digit} “.” digit {digit} </text:span></text:p>
      <text:p text:style-name="P1"/>
      <text:p text:style-name="Standard"><text:soft-page-break/><text:span text:style-name="T1">literal ::= "</text:span><text:span text:style-name="T3">{</text:span><text:span text:style-name="T1">" {caractere} "</text:span><text:span text:style-name="T3">}</text:span><text:span text:style-name="T1">" </text:span></text:p>
      <text:p text:style-name="P1"/>
      <text:p text:style-name="Standard"><text:span text:style-name="T1">identifier ::= letter |“_” {letter | digit | “_”} </text:span></text:p>
      <text:p text:style-name="P1"/>
      <text:p text:style-name="Standard"><text:span text:style-name="T1">letter ::= [A-Za-z] </text:span></text:p>
      <text:p text:style-name="P1"/>
      <text:p text:style-name="Standard"><text:span text:style-name="T1">digit ::= [0-9] </text:span></text:p>
      <text:p text:style-name="P1"/>
      <text:p text:style-name="Standard"><text:span text:style-name="T1">caractere ::= um dos 256 caracteres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Henrique Prado</meta:initial-creator>
    <meta:editing-cycles>3</meta:editing-cycles>
    <meta:creation-date>2015-10-19T19:56:00</meta:creation-date>
    <dc:date>2019-05-25T11:48:18.707000000</dc:date>
    <meta:editing-duration>PT2H12M12S</meta:editing-duration>
    <meta:generator>LibreOffice/6.0.2.1$Windows_X86_64 LibreOffice_project/f7f06a8f319e4b62f9bc5095aa112a65d2f3ac89</meta:generator>
    <meta:document-statistic meta:table-count="0" meta:image-count="0" meta:object-count="0" meta:page-count="3" meta:paragraph-count="39" meta:word-count="224" meta:character-count="1402" meta:non-whitespace-character-count="118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